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5cm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fo:min-height="1.607cm" draw:fontwork-distance="2.22cm" draw:fontwork-start="0cm" draw:fontwork-shadow-offset-x="0cm" draw:fontwork-shadow-offset-y="0cm"/>
    </style:style>
    <style:style style:name="gr3" style:family="graphic" style:parent-style-name="standard">
      <style:graphic-properties draw:stroke="none" svg:stroke-color="#000000" draw:fill="none" draw:fill-color="#ffffff" fo:min-height="1.607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18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 draw:fontwork-distance="1.02cm" draw:fontwork-start="0cm" draw:fontwork-shadow-offset-x="0cm" draw:fontwork-shadow-offset-y="0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9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20pt" style:font-size-asian="20pt" style:font-size-complex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  <style:text-properties fo:font-family="'Palatino Linotype'" style:font-family-generic="roman" style:font-pitch="variable"/>
    </style:style>
    <style:style style:name="P6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4pt" style:font-size-asian="14pt" style:font-size-complex="14pt"/>
    </style:style>
    <style:style style:name="P7" style:family="paragraph">
      <style:paragraph-properties fo:text-align="center"/>
      <style:text-properties fo:font-family="'Palatino Linotype'" style:font-family-generic="roman" style:font-pitch="variable" fo:font-size="14pt" style:font-size-asian="14pt" style:font-size-complex="14pt"/>
    </style:style>
    <style:style style:name="T1" style:family="text">
      <style:text-properties fo:font-family="'Palatino Linotype'" style:font-family-generic="roman" style:font-pitch="variable" fo:font-size="20pt" style:font-size-asian="20pt" style:font-size-complex="20pt"/>
    </style:style>
    <style:style style:name="T2" style:family="text">
      <style:text-properties fo:font-family="'Palatino Linotype'" style:font-family-generic="roman" style:font-pitch="variable" fo:font-size="14pt" style:font-size-asian="14pt" style:font-size-complex="14pt"/>
    </style:style>
    <style:style style:name="T3" style:family="text">
      <style:text-properties fo:font-family="'Palatino Linotype'" style:font-family-generic="roman" style:font-pitch="variable"/>
    </style:style>
    <style:style style:name="T4" style:family="text">
      <style:text-properties fo:font-family="'Palatino Linotype'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4.936cm" svg:y1="6.319cm" svg:x2="4.936cm" svg:y2="23.892cm">
          <text:p text:style-name="P4"/>
        </draw:line>
        <draw:frame draw:style-name="gr2" draw:text-style-name="P3" draw:layer="layout" svg:width="3.909cm" svg:height="2.147cm" svg:x="3.198cm" svg:y="3.673cm">
          <draw:text-box>
            <text:p text:style-name="P2"><text:span text:style-name="T1">User Agent A</text:span></text:p>
          </draw:text-box>
        </draw:frame>
        <draw:line draw:style-name="gr1" draw:text-style-name="P1" draw:layer="layout" svg:x1="15.536cm" svg:y1="6.319cm" svg:x2="15.536cm" svg:y2="23.813cm">
          <text:p text:style-name="P4"/>
        </draw:line>
        <draw:frame draw:style-name="gr3" draw:text-style-name="P3" draw:layer="layout" svg:width="3.909cm" svg:height="2.147cm" svg:x="13.599cm" svg:y="3.674cm">
          <draw:text-box>
            <text:p text:style-name="P2"><text:span text:style-name="T1">User Agent B</text:span></text:p>
          </draw:text-box>
        </draw:frame>
        <draw:g>
          <draw:line draw:style-name="gr4" draw:text-style-name="P1" draw:layer="layout" svg:x1="15.51cm" svg:y1="10.035cm" svg:x2="4.991cm" svg:y2="10.035cm">
            <text:p text:style-name="P4"/>
          </draw:line>
          <draw:frame draw:style-name="gr5" draw:text-style-name="P4" draw:layer="layout" svg:width="4.389cm" svg:height="1.068cm" svg:x="11.142cm" svg:y="9.123cm">
            <draw:text-box>
              <text:p text:style-name="P2"><text:span text:style-name="T2">(1) INVITE (hold)</text:span></text:p>
            </draw:text-box>
          </draw:frame>
        </draw:g>
        <draw:g>
          <draw:line draw:style-name="gr4" draw:text-style-name="P1" draw:layer="layout" svg:x1="15.51cm" svg:y1="17.212cm" svg:x2="4.991cm" svg:y2="17.212cm">
            <text:p text:style-name="P4"/>
          </draw:line>
          <draw:frame draw:style-name="gr5" draw:text-style-name="P4" draw:layer="layout" svg:width="4.389cm" svg:height="1.068cm" svg:x="11.142cm" svg:y="16.3cm">
            <draw:text-box>
              <text:p text:style-name="P2"><text:span text:style-name="T2">(4) INVITE</text:span></text:p>
            </draw:text-box>
          </draw:frame>
        </draw:g>
        <draw:g>
          <draw:line draw:style-name="gr4" draw:text-style-name="P1" draw:layer="layout" svg:x1="15.51cm" svg:y1="12.838cm" svg:x2="4.991cm" svg:y2="12.838cm">
            <text:p text:style-name="P4"/>
          </draw:line>
          <draw:frame draw:style-name="gr5" draw:text-style-name="P4" draw:layer="layout" svg:width="4.389cm" svg:height="1.068cm" svg:x="11.142cm" svg:y="11.926cm">
            <draw:text-box>
              <text:p text:style-name="P2"><text:span text:style-name="T2">(3) ACK</text:span></text:p>
            </draw:text-box>
          </draw:frame>
        </draw:g>
        <draw:g>
          <draw:line draw:style-name="gr6" draw:text-style-name="P2" draw:layer="layout" svg:x1="4.956cm" svg:y1="11.39cm" svg:x2="15.511cm" svg:y2="11.39cm">
            <text:p text:style-name="P2"><text:span text:style-name="T2"/></text:p>
            <text:p text:style-name="P2"/>
          </draw:line>
          <draw:frame draw:style-name="gr5" draw:text-style-name="P4" draw:layer="layout" svg:width="3.076cm" svg:height="1.068cm" svg:x="5.207cm" svg:y="10.466cm">
            <draw:text-box>
              <text:p text:style-name="P2"><text:span text:style-name="T2">(2) 200 OK</text:span></text:p>
            </draw:text-box>
          </draw:frame>
        </draw:g>
        <draw:custom-shape draw:style-name="gr7" draw:text-style-name="P5" draw:layer="layout" svg:width="10.471cm" svg:height="2.315cm" svg:x="4.997cm" svg:y="6.598cm">
          <text:p text:style-name="P2"><text:span text:style-name="T3">RTP / RTC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5" draw:layer="layout" svg:width="10.471cm" svg:height="2.315cm" svg:x="4.998cm" svg:y="13.477cm">
          <text:p text:style-name="P2"><text:span text:style-name="T3">Kein RTP Versand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line draw:style-name="gr4" draw:text-style-name="P1" draw:layer="layout" svg:x1="15.511cm" svg:y1="20.138cm" svg:x2="4.992cm" svg:y2="20.138cm">
            <text:p text:style-name="P4"/>
          </draw:line>
          <draw:frame draw:style-name="gr5" draw:text-style-name="P4" draw:layer="layout" svg:width="4.389cm" svg:height="1.068cm" svg:x="11.143cm" svg:y="19.226cm">
            <draw:text-box>
              <text:p text:style-name="P2"><text:span text:style-name="T2">(6) ACK</text:span></text:p>
            </draw:text-box>
          </draw:frame>
        </draw:g>
        <draw:g>
          <draw:line draw:style-name="gr6" draw:text-style-name="P2" draw:layer="layout" svg:x1="4.957cm" svg:y1="18.69cm" svg:x2="15.512cm" svg:y2="18.69cm">
            <text:p text:style-name="P2"><text:span text:style-name="T2"/></text:p>
            <text:p text:style-name="P2"/>
          </draw:line>
          <draw:frame draw:style-name="gr5" draw:text-style-name="P4" draw:layer="layout" svg:width="3.076cm" svg:height="1.068cm" svg:x="5.208cm" svg:y="17.766cm">
            <draw:text-box>
              <text:p text:style-name="P2"><text:span text:style-name="T2">(5) 200 OK</text:span></text:p>
            </draw:text-box>
          </draw:frame>
        </draw:g>
        <draw:custom-shape draw:style-name="gr7" draw:text-style-name="P5" draw:layer="layout" svg:width="10.471cm" svg:height="2.315cm" svg:x="4.998cm" svg:y="20.999cm">
          <text:p text:style-name="P2"><text:span text:style-name="T3">RTP / RTC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measure draw:style-name="gr9" draw:text-style-name="P7" draw:layer="measurelines" svg:x1="15.877cm" svg:y1="10.015cm" svg:x2="15.877cm" svg:y2="20.141cm"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>SIP HOLD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Thomas Plotkowiak</meta:initial-creator>
    <meta:creation-date>2008-05-03T18:38:32</meta:creation-date>
    <dc:creator>plotti plotti</dc:creator>
    <dc:date>2008-05-20T13:25:45</dc:date>
    <meta:editing-cycles>3</meta:editing-cycles>
    <meta:editing-duration>PT25M54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